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4b11" officeooo:paragraph-rsid="00164b11"/>
    </style:style>
    <style:style style:name="P2" style:family="paragraph" style:parent-style-name="Standard">
      <style:paragraph-properties fo:text-align="center" style:justify-single-word="false"/>
      <style:text-properties officeooo:rsid="00164b11" officeooo:paragraph-rsid="00164b11"/>
    </style:style>
    <style:style style:name="P3" style:family="paragraph" style:parent-style-name="Standard">
      <style:text-properties officeooo:rsid="001627bb" officeooo:paragraph-rsid="001627bb"/>
    </style:style>
    <style:style style:name="P4" style:family="paragraph" style:parent-style-name="Standard">
      <style:text-properties officeooo:rsid="001627bb" officeooo:paragraph-rsid="00167bd5"/>
    </style:style>
    <style:style style:name="P5" style:family="paragraph" style:parent-style-name="Standard">
      <style:text-properties officeooo:rsid="00176ca8" officeooo:paragraph-rsid="00176ca8"/>
    </style:style>
    <style:style style:name="T1" style:family="text">
      <style:text-properties officeooo:rsid="00176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thèque de la reine Marie-Antoinette au Petit Trianon</text:p>
      <text:p text:style-name="P1"/>
      <text:p text:style-name="P4"/>
      <text:p text:style-name="P5">Sciences et Arts :</text:p>
      <text:p text:style-name="P5">p. 1 à 3 :</text:p>
      <text:p text:style-name="P5"/>
      <text:p text:style-name="P3">La Philosophie du bon sens , ou Réflexions philosophiques sur l'incertitude des connoissances humaines ; nouv. édit. Augmentée . La Haye , P. Paupie , 1768 , 2 vol . in-12 .</text:p>
      <text:p text:style-name="P3">Dictionnaire des origines , découvertes, inventions et établissemens, ou Tableau historique de l'origine et du progrès des sciences en tout ce qui a rapport aux arts et aux sciences , aux modes , etc. , par une Société de gens de lettres . Paris , Moutard, 1777, 3 vol . in-8. Par Sabatier de Castres et Préfort.</text:p>
      <text:p text:style-name="P3">Encyclopédie, ou Dictionnaire raisonnédes sciences , arts et métiers , par une Société de gens de lettres , mis en ordre et publié par M. Diderot , et, quant à la partie mathématique , par M.d'Alembert ; édition conforme à celle de Pellet. Lausanne, Société typographique , 1778 , 72 vol. in-8 à 2 col.</text:p>
      <text:p text:style-name="P3">4. Recueil de planches pour la nouvelle édition du Dictionnaire raisonné des sciences, arts et métiers , avec leur explication . Lausanne et Berne , Société typographique , 1779 , 3 vol . in-4 , fig .</text:p>
      <text:p text:style-name="P3">Dictionnaire des passions , des vertus et des vices , ou Recueil des meilleurs morceaux de morale pratique, tirés des auteurs anciens et modernes , étrangers ou nationaux, par l'auteur des Trois siècles de la littérature. Paris , Laporte, 1767 , 2 vol , in-8. Par Sticotti et Sabatier de Castres.</text:p>
      <text:p text:style-name="P3">Histoire de l'Alcoran , où l'on découvre le système politique et religieux du faux prophète et les sources où il a puisé sa législation, par M. Turpin. Lond es et Paris , Dehansy, <text:span text:style-name="T1">1</text:span>775 , 2 vol . in- 12 .</text:p>
      <text:p text:style-name="P3">Entretien d'un Européan avec un Insulaire du royaume de Dumocala . S. n . , 1752 , in -8. Par Stanislas , roi de Pologne et duc de Lorraine.</text:p>
      <text:p text:style-name="P3">Dictionnaire raisonné universel d'histoire naturelle , contenant l'histoire des animaux, des végétaux et des minéraux , celle des corps célestes , des météores et autres principaux phénomènes de la Nature , avec <text:span text:style-name="T1">l’</text:span>histoire et la description des drogues simples <text:span text:style-name="T1">tirées des trois règnes, etc. par M. Valmont de Bomare ; 3e édit. Revue et augmentée. Lyon, Bruyset, 1776, 9 vol. in-8.</text:span></text:p>
      <text:p text:style-name="P3">Œuvres complettes de M. le comte de Buffon : Théorie de la Terre et les époques de la Nature. Paris, Imprimerie royale, 1774 et suiv. , 13 vol in-12 , fig.</text:p>
      <text:p text:style-name="P3">Œuvres complettes de M. le comte de Buffon : Animaux, quadrupèdes . Paris , Imprimerie royale, 1775-77, 9 vol . in 42, fig.</text:p>
      <text:p text:style-name="P3">Histoire naturelle : Table des matières contenues dans les Œuvres complettes de M. le comte de Buffon. Paris , Imprimerie royale , 1779 , in- 12.</text:p>
      <text:p text:style-name="P3">Mémoires pour servir à l'histoire des insectes , par M.de Réaumur. Paris , Imprimerie royale , 1784 , 5 vol . in-4 , fig.</text:p>
      <text:p text:style-name="P3">Nouveau dictionnaire universel et raisonné de médecine, de chirurgie et de l'art vétérinaire, contenant des connoissances étendues sur toutes ces parties , etc. , par une Société de médecins. Paris , Hérissant le fils , 1772, 6 vol . in-8 . Par Nicolas, Demarque , et de la Servole.</text:p>
      <text:p text:style-name="P3">Dictionnaire portatif de santé . Paris , Vincent , 1772-77 , 4 vol. in-8. Par Ch . A. Vandermon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7:22:31.051319561</meta:creation-date>
    <dc:date>2025-11-09T19:10:30.364067608</dc:date>
    <meta:editing-duration>PT19M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552" meta:character-count="3016" meta:non-whitespace-character-count="2481"/>
  </office:meta>
</office:document-meta>
</file>